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a2da6" officeooo:paragraph-rsid="001a2da6" style:font-size-asian="15.75pt" style:font-size-complex="18pt"/>
    </style:style>
    <style:style style:name="P2" style:family="paragraph" style:parent-style-name="Standard">
      <style:text-properties fo:font-size="12pt" officeooo:rsid="001a2da6" officeooo:paragraph-rsid="001a2da6" style:font-size-asian="10.5pt" style:font-size-complex="12pt"/>
    </style:style>
    <style:style style:name="P3" style:family="paragraph" style:parent-style-name="Standard" style:list-style-name="L1">
      <style:text-properties fo:font-size="12pt" officeooo:rsid="001a2da6" officeooo:paragraph-rsid="001a2da6" style:font-size-asian="10.5pt" style:font-size-complex="12pt"/>
    </style:style>
    <style:style style:name="P4" style:family="paragraph" style:parent-style-name="Standard" style:list-style-name="L2">
      <style:text-properties fo:font-size="12pt" officeooo:rsid="001a34fd" officeooo:paragraph-rsid="001a34fd" style:font-size-asian="10.5pt" style:font-size-complex="12pt"/>
    </style:style>
    <style:style style:name="P5" style:family="paragraph" style:parent-style-name="Standard">
      <style:text-properties fo:font-size="12pt" officeooo:rsid="001a34fd" officeooo:paragraph-rsid="001a34fd" style:font-size-asian="10.5pt" style:font-size-complex="12pt"/>
    </style:style>
    <style:style style:name="P6" style:family="paragraph" style:parent-style-name="Standard" style:list-style-name="L3">
      <style:text-properties fo:font-size="12pt" officeooo:rsid="001a34fd" officeooo:paragraph-rsid="001a34fd" style:font-size-asian="10.5pt" style:font-size-complex="12pt"/>
    </style:style>
    <style:style style:name="P7" style:family="paragraph" style:parent-style-name="Standard" style:list-style-name="L4">
      <style:text-properties fo:font-size="12pt" officeooo:rsid="001a34fd" officeooo:paragraph-rsid="001a34fd" style:font-size-asian="10.5pt" style:font-size-complex="12pt"/>
    </style:style>
    <style:style style:name="P8" style:family="paragraph" style:parent-style-name="Standard" style:list-style-name="L2">
      <style:text-properties fo:font-size="12pt" officeooo:rsid="00072186" officeooo:paragraph-rsid="001a34fd" style:font-size-asian="10.5pt" style:font-size-complex="12pt"/>
    </style:style>
    <style:style style:name="P9" style:family="paragraph" style:parent-style-name="Standard">
      <style:text-properties fo:font-size="12pt" officeooo:rsid="00072186" officeooo:paragraph-rsid="001a34fd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liste:</text:p>
      <text:p text:style-name="P1"/>
      <text:p text:style-name="P2">Passet:</text:p>
      <text:p text:style-name="P2"/>
      <text:list xml:id="list3670588909" text:style-name="L1">
        <text:list-item>
          <text:p text:style-name="P3">Python &amp; XML : XML Processing with Python</text:p>
          <text:list>
            <text:list-item>
              <text:p text:style-name="P3"><text:a xlink:type="simple" xlink:href="http://shop.oreilly.com/product/9780596001285.do" text:style-name="Internet_20_link" text:visited-style-name="Visited_20_Internet_20_Link">http://shop.oreilly.com/product/9780596001285.do</text:a><text:line-break/></text:p>
            </text:list-item>
          </text:list>
        </text:list-item>
        <text:list-item>
          <text:p text:style-name="P3">Database Design Using Entity-Relationship Diagrams (Foundations of Database Design)</text:p>
          <text:list>
            <text:list-item>
              <text:p text:style-name="P3"><text:a xlink:type="simple" xlink:href="https://www.amazon.de/Database-Design-Entity-Relationship-Diagrams-Foundations/dp/1439861765" text:style-name="Internet_20_link" text:visited-style-name="Visited_20_Internet_20_Link">https://www.amazon.de/Database-Design-Entity-Relationship-Diagrams-Foundations/dp/1439861765</text:a></text:p>
            </text:list-item>
          </text:list>
        </text:list-item>
      </text:list>
      <text:p text:style-name="P2"/>
      <text:p text:style-name="P2">Fischbacher:</text:p>
      <text:p text:style-name="P2"/>
      <text:list xml:id="list2760911772" text:style-name="L2">
        <text:list-item>
          <text:p text:style-name="P4">Fluent Python</text:p>
          <text:list>
            <text:list-item>
              <text:p text:style-name="P8"><text:a xlink:type="simple" xlink:href="https://www.amazon.de/Fluent-Python-Luciano-Ramalho/dp/1491946008/ref=sr_1_4?ie=UTF8&amp;qid=1539065166&amp;sr=8-4&amp;keywords=o+reilly" text:style-name="Internet_20_link" text:visited-style-name="Visited_20_Internet_20_Link">https://www.amazon.de/Fluent-Python-Luciano-Ramalho/dp/1491946008/ref=sr_1_4?ie=UTF8&amp;qid=1539065166&amp;sr=8-4&amp;keywords=o+reilly</text:a><text:line-break/></text:p>
            </text:list-item>
          </text:list>
        </text:list-item>
        <text:list-item>
          <text:p text:style-name="P4">Python – kurz &amp; gut</text:p>
          <text:list>
            <text:list-item>
              <text:p text:style-name="P8"><text:a xlink:type="simple" xlink:href="https://www.amazon.de/Python-kurz-gut-Mark-Lutz/dp/395561770X/ref=sr_1_37?ie=UTF8&amp;qid=1539065290&amp;sr=8-37&amp;keywords=o+reilly" text:style-name="Internet_20_link" text:visited-style-name="Visited_20_Internet_20_Link">https://www.amazon.de/Python-kurz-gut-Mark-Lutz/dp/395561770X/ref=sr_1_37?ie=UTF8&amp;qid=1539065290&amp;sr=8-37&amp;keywords=o+reilly</text:a></text:p>
            </text:list-item>
          </text:list>
        </text:list-item>
      </text:list>
      <text:p text:style-name="P9"/>
      <text:p text:style-name="P5">Homolka:</text:p>
      <text:p text:style-name="P5"/>
      <text:list xml:id="list2572947819" text:style-name="L3">
        <text:list-item>
          <text:p text:style-name="P6">Datenbanken – Grundlagen und Design </text:p>
          <text:list>
            <text:list-item>
              <text:p text:style-name="P6"><text:a xlink:type="simple" xlink:href="https://www.amazon.de/Datenbanken-Grundlagen-Design-mitp-Professional/dp/3826690885/ref=sr_1_7?ie=UTF8&amp;qid=1539242441&amp;sr=8-7&amp;keywords=Datenbanken+Design" text:style-name="Internet_20_link" text:visited-style-name="Visited_20_Internet_20_Link">https://www.amazon.de/Datenbanken-Grundlagen-Design-mitp-Professional/dp/3826690885/ref=sr_1_7?ie=UTF8&amp;qid=1539242441&amp;sr=8-7&amp;keywords=Datenbanken+Design</text:a><text:line-break/></text:p>
            </text:list-item>
          </text:list>
        </text:list-item>
        <text:list-item>
          <text:p text:style-name="P6">Grundkurs Datenbankentwurf</text:p>
          <text:list>
            <text:list-item>
              <text:p text:style-name="P6"><text:a xlink:type="simple" xlink:href="https://www.amazon.de/Grundkurs-Datenbankentwurf-beispielorientierte-Einführung-Studierende/dp/3834816825/ref=sr_1_4?ie=UTF8&amp;qid=1539242441&amp;sr=8-4&amp;keywords=Datenbanken+Design" text:style-name="Internet_20_link" text:visited-style-name="Visited_20_Internet_20_Link">https://www.amazon.de/Grundkurs-Datenbankentwurf-beispielorientierte-Einführung-Studierende/dp/3834816825/ref=sr_1_4?ie=UTF8&amp;qid=1539242441&amp;sr=8-4&amp;keywords=Datenbanken+Design</text:a></text:p>
            </text:list-item>
          </text:list>
        </text:list-item>
      </text:list>
      <text:p text:style-name="P5"/>
      <text:p text:style-name="P5">Prinz:</text:p>
      <text:p text:style-name="P5"/>
      <text:list xml:id="list1847076342" text:style-name="L4">
        <text:list-item>
          <text:p text:style-name="P7">Konzeptionelle Datenmodellierung mit dem erweiterten Entity-Relationship-Modell</text:p>
          <text:list>
            <text:list-item>
              <text:p text:style-name="P7"><text:a xlink:type="simple" xlink:href="https://www.amazon.de/Konzeptionelle-Datenmodellierung-mit-erweiterten-Entity-Relationship-Modell/dp/3668203806/ref=sr_1_6?ie=UTF8&amp;qid=1539242706&amp;sr=8-6&amp;keywords=entity+relationship+modell" text:style-name="Internet_20_link" text:visited-style-name="Visited_20_Internet_20_Link">https://www.amazon.de/Konzeptionelle-Datenmodellierung-mit-erweiterten-Entity-Relationship-Modell/dp/3668203806/ref=sr_1_6?ie=UTF8&amp;qid=1539242706&amp;sr=8-6&amp;keywords=entity+relationship+modell</text:a><text:line-break/></text:p>
            </text:list-item>
          </text:list>
        </text:list-item>
        <text:list-item>
          <text:p text:style-name="P7">XML: Grundlagen | Technologien | Validierung | Auswertung</text:p>
          <text:list>
            <text:list-item>
              <text:p text:style-name="P7"><text:a xlink:type="simple" xlink:href="https://www.amazon.de/XML-Grundlagen-Technologien-Validierung-Professional/dp/3958457541/ref=sr_1_3?ie=UTF8&amp;qid=1539242423&amp;sr=8-3&amp;keywords=XML" office:target-frame-name="_blank" xlink:show="new" text:style-name="Internet_20_link" text:visited-style-name="Visited_20_Internet_20_Link">https://www.amazon.de/XML-Grundlagen-Technologien-Validierung-Professional/dp/3958457541/ref=sr_1_3?ie=UTF8&amp;qid=1539242423&amp;sr=8-3&amp;keywords=XML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9:25:16.672128456</meta:creation-date>
    <dc:date>2018-10-11T09:49:42.662177592</dc:date>
    <meta:editing-duration>PT2M11S</meta:editing-duration>
    <meta:editing-cycles>1</meta:editing-cycles>
    <meta:document-statistic meta:table-count="0" meta:image-count="0" meta:object-count="0" meta:page-count="1" meta:paragraph-count="21" meta:word-count="72" meta:character-count="1464" meta:non-whitespace-character-count="1422"/>
    <meta:generator>LibreOffice/6.0.6.2$Linux_X86_64 LibreOffice_project/00m0$Build-2</meta:generator>
  </office:meta>
</office:document-meta>
</file>